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.737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5a8fd2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37cm" svg:x="1.4cm" svg:y="1.721cm" presentation:class="title" presentation:user-transformed="true">
          <draw:text-box>
            <text:p>Modul „btrfs“ [SSA 1003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Über Btrf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trfs = B-tree File System</text:p>
                <text:list>
                  <text:list-item>
                    <text:p>Butter FS, better FS, b-tree FS</text:p>
                  </text:list-item>
                </text:list>
              </text:list-item>
              <text:list-item>
                <text:p>ZFS ähnliches Dateisystem für Linux</text:p>
              </text:list-item>
              <text:list-item>
                <text:p>Wichtige Features:</text:p>
                <text:list>
                  <text:list-item>
                    <text:p>Integriertes RAID</text:p>
                  </text:list-item>
                  <text:list-item>
                    <text:p>Volume-Management</text:p>
                  </text:list-item>
                  <text:list-item>
                    <text:p>Copy-on-Write</text:p>
                  </text:list-item>
                  <text:list-item>
                    <text:p>Deduplizierung</text:p>
                  </text:list-item>
                  <text:list-item>
                    <text:p>Snapshots</text:p>
                  </text:list-item>
                  <text:list-item>
                    <text:p>Kompres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erbreit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ndard FS für das root-FS in SLE 12</text:p>
              </text:list-item>
              <text:list-item>
                <text:p>Standard FS in Meego, SailfishOS, openSUSE</text:p>
              </text:list-item>
              <text:list-item>
                <text:p>Offiziell supported in Oracle Linux</text:p>
              </text:list-item>
              <text:list-item>
                <text:p>Optionales FS in allen gängigen Distributionen</text:p>
              </text:list-item>
              <text:list-item>
                <text:p>Konvertierung zwischen ext4/btrfs ist in beiden Richtungen mögli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bvolum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in Subvolume ist ein Teil des Dateisystems mit einer unabhängigen Datei- und Ordner-Struktur</text:p>
              </text:list-item>
              <text:list-item>
                <text:p>Snapshots sind auch Subvolumes</text:p>
              </text:list-item>
              <text:list-item>
                <text:p>Subvolumes/Snapshots sind wie normale Verzeichnisse zugänglich oder können separat gemountet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I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as integrierte RAID-Subsystem kann zwischen belegten und freien Datenblöcken unterscheiden </text:p>
              </text:list-item>
              <text:list-item>
                <text:p>Bei der Rekonstruktion eines gespiegelten RAID-Volumens kann somit nur der belegte Plattenplatz gespiegelt werden</text:p>
              </text:list-item>
              <text:list-item>
                <text:p>Im Schadensfall ergibt sich dadurch eine Zeitersparn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olume Managem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trfs kann zusätzliche Disks zu einem bestehenden Btrfs Pool hinzufügen</text:p>
              </text:list-item>
              <text:list-item>
                <text:p>Btrfs kann somit in diversen Szenarien Lösungen wie LVM ersetz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py on Writ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erfahren, bei dem eine Kopie erst dann „real“ angefertigt wird, sobald sie von einem der Beteiligten verändert wird</text:p>
              </text:list-item>
              <text:list-item>
                <text:p>Solange alle Beteiligten ihre Kopie nicht verändert haben, reicht es, das Original ein einziges Mal zu speichern</text:p>
              </text:list-item>
              <text:list-item>
                <text:p>Die Kopie erfolgt also zunächst „virtuell“ und wird erst bei einer ersten Benutzung verzögert angeleg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duplizieru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trfs unterstützt out-of-band / batch Deduplizierung</text:p>
              </text:list-item>
              <text:list-item>
                <text:p>Dies passiert während das Volume gemounted ist, aber ausserhalb des Schreib-Vorgangs durch ein zusätzliches Tool</text:p>
              </text:list-item>
              <text:list-item>
                <text:p>In-band / inline Deduplizierung ist in Arbe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napsho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in Snapshot ist eine eingefrorene Kopie aller Dateien/Verzeichnisse eines (sub-) Volumes</text:p>
              </text:list-item>
              <text:list-item>
                <text:p>Man kann auf Snapshots zurückgreifen und z.B. gelöschte Dateien wiederherstellen</text:p>
              </text:list-item>
              <text:list-item>
                <text:p>Snapshots nutzen das <text:span text:style-name="T1">Copy on Write</text:span> Verhalten von Btrfs und sind somit nicht als Backup gedacht (kaputte Sektoren wirken sich z.B. auch auf Snapshots au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mpres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trfs Volumes können mit der Option <text:span text:style-name="T1">compress </text:span>gemountet werden</text:p>
              </text:list-item>
              <text:list-item>
                <text:p>ZLIB und LZO werden aktuell unterstützt</text:p>
              </text:list-item>
              <text:list-item>
                <text:p><text:span text:style-name="T1">chattr</text:span> kann Kompression pro File forcieren, auch wenn die Mount-Option nicht gesetzt 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chtigste Commands 1/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trfs Dateisystem erzeugen</text:p>
                <text:p><text:span text:style-name="T2">mkfs.btrfs</text:span></text:p>
              </text:list-item>
              <text:list-item>
                <text:p>Disk-Belegung anzeigen</text:p>
                <text:p><text:span text:style-name="T2">btrfs filesystem df $path</text:span></text:p>
              </text:list-item>
              <text:list-item>
                <text:p>Informationen zu File-System (Zusammensetzung) anzeigen</text:p>
                <text:p><text:span text:style-name="T2">btrfs filesystem sho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chtigste Commands 2/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bvolume erstellen</text:p>
                <text:p><text:span text:style-name="T2">btrfs subvolume create</text:span></text:p>
              </text:list-item>
              <text:list-item>
                <text:p>Subvolumes anzeigen</text:p>
                <text:p><text:span text:style-name="T2">btrfs subvolume list $path</text:span></text:p>
              </text:list-item>
              <text:list-item>
                <text:p>Subvolume snapshoten</text:p>
                <text:p><text:span text:style-name="T2">btrfs subvolume snapshot</text:span></text:p>
              </text:list-item>
              <text:list-item>
                <text:p>Subvolume als Mount default setzen</text:p>
                <text:p><text:span text:style-name="T2">btrfs subvolume set-default $id $path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merkun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icht alle Features von btrfs sind stabil, insb. der RAID 5/6 Code gilt als teilweise fehlerhaft</text:p>
                <text:p><text:span text:style-name="T3">http://phoronix.com/scan.php?page=news_item&amp;px=Btrfs-RAID-56-Is-Bad</text:span></text:p>
              </text:list-item>
              <text:list-item>
                <text:p>Partitionen, bei denen z.B. keine Snapshots benötigt werden, sollten ggf. mit einem anderen FS betrieben wer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Slide „RAID“ https://de.wikipedia.org/wiki/Btrfs</text:span></text:p>
              </text:list-item>
              <text:list-item>
                <text:p><text:span text:style-name="T4">Slide „Copy on Write“ </text:span><text:span text:style-name="T4"><text:a xlink:href="https://de.wikipedia.org/wiki/Btrfs" xlink:type="simple">https://de.wikipedia.org/wiki/Btrfs</text:a></text:span></text:p>
              </text:list-item>
              <text:list-item>
                <text:p><text:span text:style-name="T4">Slide „Deduplizierung“ </text:span><text:span text:style-name="T4"><text:a xlink:href="https://btrfs.wiki.kernel.org/index.php/Deduplication" xlink:type="simple">https://btrfs.wiki.kernel.org/index.php/Deduplication</text:a></text:span></text:p>
              </text:list-item>
              <text:list-item>
                <text:p><text:span text:style-name="T4">Slide „Kompression“</text:span><text:span text:style-name="T4"><text:line-break/></text:span><text:span text:style-name="T4"><text:a xlink:href="https://btrfs.wiki.kernel.org/index.php/Compression" xlink:type="simple">https://btrfs.wiki.kernel.org/index.php/Compression</text:a></text:span></text:p>
              </text:list-item>
              <text:list-item>
                <text:p><text:span text:style-name="T4">Slides</text:span></text:p>
                <text:p><text:span text:style-name="T4">Adfinis SyGroup AG, 2016, Attribution-NonCommercial 2.0</text:span><text:span text:style-name="T4"><text:line-break/></text:span><text:span text:style-name="T4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1:13:03.042401988</meta:creation-date>
    <dc:date>2016-08-22T13:49:02.053743958</dc:date>
    <dc:creator>Nicolas Christener</dc:creator>
    <meta:editing-duration>PT6H39M13S</meta:editing-duration>
    <meta:editing-cycles>90</meta:editing-cycles>
    <meta:generator>LibreOffice/5.2.0.4$Linux_X86_64 LibreOffice_project/20m0$Build-4</meta:generator>
    <meta:document-statistic meta:object-count="77"/>
    <meta:user-defined meta:name="Modul_Area">SSA</meta:user-defined>
    <meta:user-defined meta:name="Modul_ID">1003</meta:user-defined>
    <meta:user-defined meta:name="Modul_Name">btrfs</meta:user-defined>
  </office:meta>
</office:document-meta>
</file>